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"BETTERS" (7:1-12, 19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"BETTERS" (7:1-12, 19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A good reputation is better than fine perfume (7:1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day of death is better than the day of birth (7:1b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unerals are better than festivals (7: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orrow is better than laughter (7:3-4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28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riticism from a wise man is better than praise from a fool (7:5-6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Finishing is better than starting (7:8a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Patience is better than pride (7:8b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isdom is better than wealth (7:11-12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3" draw:style-name="a529" draw:master-page-name="Master1-Layout13-tx-Title-and-Text" presentation:presentation-page-layout-name="Master1-PPL13" draw:id="Slide-258">
        <draw:frame draw:id="id95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ECCLESIASTES 7<text:s text:c="1"/></text:span><text:span text:style-name="a531" text:class-names=""/></text:p>
          </draw:text-box>
          <svg:title/>
          <svg:desc/>
        </draw:frame>
        <draw:frame draw:id="id96" presentation:style-name="a549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THE "BETTERS" (7:1-12, 19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Wisdom is better than power (7:19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BITTER (7:26): The snares of a prostitute are more bitter than death!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4" draw:style-name="a550" draw:master-page-name="Master1-Layout13-tx-Title-and-Text" presentation:presentation-page-layout-name="Master1-PPL13" draw:id="Slide-259">
        <draw:frame draw:id="id97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OTTOM LINE (7:13-18, 20-25, 27-29): Solomon concludes the following: A. What is crooked cannot be made straight (7:13).<text:s text:c="1"/></text:span><text:span text:style-name="a552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Enjoy today, for tomorrow is uncertain (7:14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Don't be too good or too wise (7:15-18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re is no one who has not sinned (7:20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Don't eavesdrop (7:21-2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isdom without God is impossible (7:23-25, 27-29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5" draw:style-name="a574" draw:master-page-name="Master1-Layout13-tx-Title-and-Text" presentation:presentation-page-layout-name="Master1-PPL13" draw:id="Slide-260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ECCLESIASTES 7<text:s text:c="1"/></text:span><text:span text:style-name="a576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"BETTERS" (7:1-12, 1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Wisdom is better than power (7:19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BITTER (7:26): The snares of a prostitute are more bitter than death!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BOTTOM LINE (7:13-18, 20-25, 27-29): Solomon concludes the following: A. What is crooked cannot be made straight (7:13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7 </dc:title>
    <meta:initial-creator>David STRICKLAND</meta:initial-creator>
    <dc:creator>David STRICKLAND</dc:creator>
    <meta:creation-date>2020-02-24T10:51:22Z</meta:creation-date>
    <dc:date>2020-02-24T10:51:22Z</dc:date>
    <meta:template xlink:href="BibleStudy" xlink:type="simple"/>
    <meta:editing-cycles>1</meta:editing-cycles>
    <meta:editing-duration>PT0S</meta:editing-duration>
    <meta:document-statistic meta:paragraph-count="27" meta:word-count="310"/>
  </office:meta>
</office:document-meta>
</file>